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spira" svg:font-family="Aspira, Helvetica, Arial, sans-serif"/>
    <style:font-face style:name="Verdana" svg:font-family="Verdana,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9e06" officeooo:paragraph-rsid="00179e06"/>
    </style:style>
    <style:style style:name="P2" style:family="paragraph" style:parent-style-name="Standard">
      <style:text-properties officeooo:rsid="00179e06" officeooo:paragraph-rsid="00179e06"/>
    </style:style>
    <style:style style:name="P3" style:family="paragraph" style:parent-style-name="Standard">
      <style:text-properties officeooo:rsid="00199ad2" officeooo:paragraph-rsid="00199ad2"/>
    </style:style>
    <style:style style:name="P4" style:family="paragraph" style:parent-style-name="Standard">
      <style:text-properties officeooo:rsid="00199ad2" officeooo:paragraph-rsid="001b7c6e"/>
    </style:style>
    <style:style style:name="P5" style:family="paragraph" style:parent-style-name="Standard">
      <style:text-properties officeooo:rsid="00199ad2" officeooo:paragraph-rsid="001de2ba"/>
    </style:style>
    <style:style style:name="P6" style:family="paragraph" style:parent-style-name="Standard">
      <style:text-properties officeooo:rsid="001de2ba" officeooo:paragraph-rsid="001de2ba"/>
    </style:style>
    <style:style style:name="P7" style:family="paragraph" style:parent-style-name="Standard">
      <style:text-properties officeooo:rsid="001e5ead" officeooo:paragraph-rsid="001e5ead"/>
    </style:style>
    <style:style style:name="P8" style:family="paragraph" style:parent-style-name="Standard">
      <style:text-properties officeooo:rsid="001fff47" officeooo:paragraph-rsid="001fff47"/>
    </style:style>
    <style:style style:name="P9" style:family="paragraph" style:parent-style-name="Standard">
      <style:text-properties officeooo:rsid="001fff47" officeooo:paragraph-rsid="002005b1"/>
    </style:style>
    <style:style style:name="P10" style:family="paragraph" style:parent-style-name="Standard">
      <style:text-properties officeooo:rsid="002005b1" officeooo:paragraph-rsid="002005b1"/>
    </style:style>
    <style:style style:name="P11" style:family="paragraph" style:parent-style-name="Standard">
      <style:text-properties officeooo:rsid="00214001" officeooo:paragraph-rsid="00214001"/>
    </style:style>
    <style:style style:name="P12" style:family="paragraph" style:parent-style-name="Standard">
      <style:text-properties officeooo:rsid="00247cf6" officeooo:paragraph-rsid="00247cf6"/>
    </style:style>
    <style:style style:name="P13" style:family="paragraph" style:parent-style-name="Standard">
      <style:text-properties officeooo:rsid="0025a20d" officeooo:paragraph-rsid="0025a20d"/>
    </style:style>
    <style:style style:name="P14" style:family="paragraph" style:parent-style-name="Standard">
      <style:text-properties officeooo:rsid="0025a20d" officeooo:paragraph-rsid="00262a5b"/>
    </style:style>
    <style:style style:name="T1" style:family="text">
      <style:text-properties officeooo:rsid="00199ad2"/>
    </style:style>
    <style:style style:name="T2" style:family="text">
      <style:text-properties officeooo:rsid="001b7c6e"/>
    </style:style>
    <style:style style:name="T3" style:family="text">
      <style:text-properties officeooo:rsid="001de2ba"/>
    </style:style>
    <style:style style:name="T4" style:family="text">
      <style:text-properties officeooo:rsid="001e5ead"/>
    </style:style>
    <style:style style:name="T5" style:family="text">
      <style:text-properties style:text-position="0% 100%"/>
    </style:style>
    <style:style style:name="T6" style:family="text">
      <style:text-properties style:text-position="0% 100%" officeooo:rsid="001e5ead"/>
    </style:style>
    <style:style style:name="T7" style:family="text">
      <style:text-properties officeooo:rsid="001fff47"/>
    </style:style>
    <style:style style:name="T8" style:family="text">
      <style:text-properties officeooo:rsid="00207dbb"/>
    </style:style>
    <style:style style:name="T9" style:family="text">
      <style:text-properties officeooo:rsid="0022629a"/>
    </style:style>
    <style:style style:name="T10" style:family="text">
      <style:text-properties officeooo:rsid="00237527"/>
    </style:style>
    <style:style style:name="T11" style:family="text">
      <style:text-properties officeooo:rsid="00238a25"/>
    </style:style>
    <style:style style:name="T12" style:family="text">
      <style:text-properties officeooo:rsid="0025a20d"/>
    </style:style>
    <style:style style:name="T13" style:family="text">
      <style:text-properties officeooo:rsid="00262a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9</text:p>
      <text:p text:style-name="P1">Review Question</text:p>
      <text:p text:style-name="P1"/>
      <text:p text:style-name="P1">19) First is how much the method is efficient. And second is whether its a one-way or a two-way data transfer. But obviously the collide since the beginning, cause a safe and reliable programming should be using as many one way parameters as possible and to avoid using two ways parameters as long as it can. But the most efficient way is to use pass-by-reference which is a two-way passing method.</text:p>
      <text:p text:style-name="P1"/>
      <text:p text:style-name="P1">23) Shallow binding is the referencing environment which is used for executing the pass subprogram. <text:span text:style-name="T1">In this binding, the environment is of the call statement which makes the execution of passed subprogram.</text:span></text:p>
      <text:p text:style-name="P1"/>
      <text:p text:style-name="P3">Deep binding binds the environment at the time a procedure is passed as an argument.</text:p>
      <text:p text:style-name="P3"/>
      <text:p text:style-name="P3">30) The design issues for functions are:</text:p>
      <text:p text:style-name="P3"/>
      <text:p text:style-name="P3">– Are side effects allowed?</text:p>
      <text:p text:style-name="P3">– What types of values can be returned?</text:p>
      <text:p text:style-name="P3">– How many values can be returned?</text:p>
      <text:p text:style-name="P4"><text:span text:style-name="T2">– A</text:span>re local variable <text:span text:style-name="T2">statistically</text:span> or dynamically allocated?</text:p>
      <text:p text:style-name="P4">– <text:span text:style-name="T2">W</text:span>hat parameter-passing method or methods are used?</text:p>
      <text:p text:style-name="P4"/>
      <text:p text:style-name="P3">Problem Set</text:p>
      <text:p text:style-name="P3"/>
      <text:p text:style-name="P5">5)</text:p>
      <text:p text:style-name="P5"><text:span text:style-name="T3">a. Passed by value</text:span></text:p>
      <text:p text:style-name="P7">value = 2, list={1,3,5,7,9} (first swap)</text:p>
      <text:p text:style-name="P7">value = 2, list={1,3,5,7,9} (<text:span text:style-name="T5">second</text:span> swap)</text:p>
      <text:p text:style-name="P7">value = 2, list={1,3,5,7,9} (<text:span text:style-name="T5">third</text:span> swap)</text:p>
      <text:p text:style-name="P7"/>
      <text:p text:style-name="P6">b. Passed by reference</text:p>
      <text:p text:style-name="P8">value = 1, list={2,3,5,7,9} <text:span text:style-name="T4">(first swap)</text:span></text:p>
      <text:p text:style-name="P8">value = 1, list={3,2,5,7,9} <text:span text:style-name="T4">(</text:span><text:span text:style-name="T6">second</text:span><text:span text:style-name="T4"> swap)</text:span></text:p>
      <text:p text:style-name="P8">value = 2, list={3,1,5,7,9} <text:span text:style-name="T4">(</text:span><text:span text:style-name="T6">third</text:span><text:span text:style-name="T4"> swap)</text:span></text:p>
      <text:p text:style-name="P8"/>
      <text:p text:style-name="P6">c. Passed by value-result</text:p>
      <text:p text:style-name="P10">value = 1, list={2,3,5,7,9}<text:span text:style-name="T7"> (first swap)</text:span></text:p>
      <text:p text:style-name="P9">value = 1, list={3,2,5,7,9} <text:span text:style-name="T4">(</text:span><text:span text:style-name="T6">second</text:span><text:span text:style-name="T4"> swap)</text:span></text:p>
      <text:p text:style-name="P9">value = 2, list={3,<text:span text:style-name="T8">2</text:span>,<text:span text:style-name="T8">1</text:span>,7,9} <text:span text:style-name="T4">(</text:span><text:span text:style-name="T6">third</text:span><text:span text:style-name="T4"> swap)</text:span></text:p>
      <text:p text:style-name="P10"/>
      <text:p text:style-name="P3">7)</text:p>
      <text:p text:style-name="P11">a. Passed by value: <text:span text:style-name="T9">list={1,3}</text:span></text:p>
      <text:p text:style-name="P11">b. Passed by reference: <text:span text:style-name="T9">list={2,6}</text:span></text:p>
      <text:p text:style-name="P11">c. Passed by value-result: <text:span text:style-name="T10">list={2,6}</text:span></text:p>
      <text:p text:style-name="P3"/>
      <text:p text:style-name="P3"/>
      <text:p text:style-name="P3"/>
      <text:p text:style-name="P3"/>
      <text:p text:style-name="P3"/>
      <text:p text:style-name="P3"><text:soft-page-break/>Programming Exercise</text:p>
      <text:p text:style-name="P3"/>
      <text:p text:style-name="P3">7<text:span text:style-name="T11">)</text:span></text:p>
      <text:p text:style-name="P3"/>
      <text:p text:style-name="P12">class HW {</text:p>
      <text:p text:style-name="P12"><text:tab/>//pass by value</text:p>
      <text:p text:style-name="P12"><text:tab/>public static void func1(int a) {</text:p>
      <text:p text:style-name="P12"><text:tab/><text:tab/>a = <text:span text:style-name="T12">10</text:span>;</text:p>
      <text:p text:style-name="P12"><text:tab/>}</text:p>
      <text:p text:style-name="P12"/>
      <text:p text:style-name="P12"><text:tab/>//pass by reference</text:p>
      <text:p text:style-name="P12"><text:tab/>public static void func2(int[] 2){</text:p>
      <text:p text:style-name="P12"><text:tab/><text:tab/>a[0] = 11;</text:p>
      <text:p text:style-name="P12"><text:tab/>}</text:p>
      <text:p text:style-name="P12"/>
      <text:p text:style-name="P13"><text:tab/>public static void main (String[] args) {</text:p>
      <text:p text:style-name="P13"><text:tab/><text:tab/>int a = 11;</text:p>
      <text:p text:style-name="P13"><text:tab/><text:tab/>System.out.println("Actual value of a: " + a);</text:p>
      <text:p text:style-name="P13"><text:tab/><text:tab/>func1(a);</text:p>
      <text:p text:style-name="P13"><text:s text:c="7"/><text:tab/><text:tab/>System.out.println("Value of <text:span text:style-name="T13">a after</text:span> calling func1 is: " + a);</text:p>
      <text:p text:style-name="P14"><text:tab/><text:tab/></text:p>
      <text:p text:style-name="P14"><text:tab/><text:tab/>int[] arr = {10};</text:p>
      <text:p text:style-name="P13"><text:s text:c="7"/><text:tab/><text:tab/>System.out.println("Actual value of first element of arr: "+arr[0]);</text:p>
      <text:p text:style-name="P13"><text:s text:c="7"/><text:tab/><text:tab/>func2(arr);</text:p>
      <text:p text:style-name="P13"><text:s text:c="7"/><text:tab/><text:tab/>System.out.println("Value of first element of arr after calling func2 is: " + a);</text:p>
      <text:p text:style-name="P13"><text:tab/>}</text:p>
      <text:p text:style-name="P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spira" svg:font-family="Aspira, Helvetica, Arial, sans-serif"/>
    <style:font-face style:name="Verdana" svg:font-family="Verdana,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21:54:43.133000000</meta:creation-date>
    <dc:date>2018-11-29T20:56:01.944000000</dc:date>
    <meta:editing-duration>PT1H26S</meta:editing-duration>
    <meta:editing-cycles>17</meta:editing-cycles>
    <meta:generator>LibreOffice/6.0.5.2$Windows_X86_64 LibreOffice_project/54c8cbb85f300ac59db32fe8a675ff7683cd5a16</meta:generator>
    <meta:document-statistic meta:table-count="0" meta:image-count="0" meta:object-count="0" meta:page-count="2" meta:paragraph-count="52" meta:word-count="333" meta:character-count="2065" meta:non-whitespace-character-count="1720"/>
  </office:meta>
</office:document-meta>
</file>